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ist_20_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31.2012</text:p>
      <text:p text:style-name="Standard">Joe Buehler</text:p>
      <text:p text:style-name="Standard"/>
      <text:list xml:id="list1448013469" text:style-name="List_20_2">
        <text:list-item>
          <text:p text:style-name="P1">World Wide Web Consortium</text:p>
          <text:list>
            <text:list-item>
              <text:p text:style-name="P1">Create web standards</text:p>
            </text:list-item>
            <text:list-item>
              <text:p text:style-name="P1">Standardization of HTML</text:p>
            </text:list-item>
            <text:list-item>
              <text:p text:style-name="P1">Recommendations</text:p>
            </text:list-item>
            <text:list-item>
              <text:p text:style-name="P1">TAGS (older)</text:p>
              <text:list>
                <text:list-item>
                  <text:p text:style-name="P1">&lt;b&gt; <text:span text:style-name="T1">bold </text:span><text:span text:style-name="T2">&lt;/b&gt;</text:span></text:p>
                </text:list-item>
                <text:list-item>
                  <text:p text:style-name="P1"><text:span text:style-name="T2">&lt;i&gt; </text:span><text:span text:style-name="T3">italics </text:span><text:span text:style-name="T4">&lt;/i&gt;</text:span></text:p>
                </text:list-item>
                <text:list-item>
                  <text:p text:style-name="P1"><text:span text:style-name="T4">“deprecated” → obsolete</text:span></text:p>
                </text:list-item>
              </text:list>
            </text:list-item>
          </text:list>
        </text:list-item>
        <text:list-item>
          <text:p text:style-name="P1"><text:span text:style-name="T4">Finish hands on exercises chapter 2 part 2→ lab Thursday </text:span></text:p>
          <text:list>
            <text:list-item>
              <text:p text:style-name="P1"><text:span text:style-name="T4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uehler</meta:initial-creator>
    <meta:creation-date>2012-01-31T11:05:50</meta:creation-date>
    <dc:date>2012-01-31T11:24:47</dc:date>
    <dc:creator>Joe Buehler</dc:creator>
    <meta:editing-duration>PT18M30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11" meta:word-count="45" meta:character-count="233"/>
  </office:meta>
</office:document-meta>
</file>